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143000000A5824F1114A6BC68BB.png" manifest:media-type="image/png"/>
  <manifest:file-entry manifest:full-path="Pictures/100002010000023C00000161713C5DEC1E4E9E10.png" manifest:media-type="image/png"/>
  <manifest:file-entry manifest:full-path="Pictures/100002010000016200000125CB8463885B8C63C4.png" manifest:media-type="image/png"/>
  <manifest:file-entry manifest:full-path="Pictures/10000201000001C00000029A875074CEC73ED8EF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svg:stroke-color="#000000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5cm" fo:min-width="0.45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start"/>
    </style:style>
    <style:style style:name="P4" style:family="paragraph">
      <style:text-properties fo:font-size="10.5pt" style:font-size-asian="18pt" style:font-size-complex="18pt"/>
    </style:style>
    <style:style style:name="P5" style:family="paragraph">
      <loext:graphic-properties draw:fill="none" draw:fill-color="#ffffff"/>
      <style:text-properties fo:font-size="10.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82cm" svg:height="4.826cm" svg:x="12.303cm" svg:y="2.778cm">
          <draw:image xlink:href="Pictures/100002010000023C00000161713C5DEC1E4E9E10.png" xlink:type="simple" xlink:show="embed" xlink:actuate="onLoad" loext:mime-type="image/png">
            <text:p/>
          </draw:image>
        </draw:frame>
        <draw:frame draw:style-name="gr1" draw:text-style-name="P1" draw:layer="layout" svg:width="11.178cm" svg:height="16.618cm" svg:x="1.213cm" svg:y="2.67cm">
          <draw:image xlink:href="Pictures/10000201000001C00000029A875074CEC73ED8EF.png" xlink:type="simple" xlink:show="embed" xlink:actuate="onLoad" loext:mime-type="image/png">
            <text:p/>
          </draw:image>
        </draw:frame>
        <draw:frame draw:style-name="gr2" draw:text-style-name="P1" draw:layer="layout" svg:width="7.487cm" svg:height="5.776cm" svg:x="12.436cm" svg:y="8.178cm">
          <draw:image xlink:href="Pictures/100002010000016200000125CB8463885B8C63C4.png" xlink:type="simple" xlink:show="embed" xlink:actuate="onLoad" loext:mime-type="image/png">
            <text:p/>
          </draw:image>
        </draw:frame>
        <draw:frame draw:style-name="gr2" draw:text-style-name="P1" draw:layer="layout" svg:width="7.62cm" svg:height="3.892cm" svg:x="12.43cm" svg:y="14.97cm">
          <draw:image xlink:href="Pictures/1000020100000143000000A5824F1114A6BC68BB.png" xlink:type="simple" xlink:show="embed" xlink:actuate="onLoad" loext:mime-type="image/png">
            <text:p/>
          </draw:image>
        </draw:frame>
        <draw:frame draw:style-name="gr3" draw:text-style-name="P2" draw:layer="layout" svg:width="0.925cm" svg:height="0.962cm" svg:x="6.171cm" svg:y="1.889cm">
          <draw:text-box>
            <text:p>a</text:p>
          </draw:text-box>
        </draw:frame>
        <draw:frame draw:style-name="gr4" draw:text-style-name="P2" draw:layer="layout" svg:width="0.853cm" svg:height="0.962cm" svg:x="15.641cm" svg:y="1.862cm">
          <draw:text-box>
            <text:p text:style-name="P3">b</text:p>
          </draw:text-box>
        </draw:frame>
        <draw:frame draw:style-name="gr5" draw:text-style-name="P2" draw:layer="layout" svg:width="0.127cm" svg:height="0.995cm" svg:x="15.57cm" svg:y="8.657cm">
          <draw:text-box>
            <text:p/>
          </draw:text-box>
        </draw:frame>
        <draw:frame draw:style-name="gr6" draw:text-style-name="P2" draw:layer="layout" svg:width="0.959cm" svg:height="0.995cm" svg:x="15.551cm" svg:y="7.35cm">
          <draw:text-box>
            <text:p>c</text:p>
          </draw:text-box>
        </draw:frame>
        <draw:frame draw:style-name="gr7" draw:text-style-name="P2" draw:layer="layout" svg:width="0.959cm" svg:height="1.089cm" svg:x="15.608cm" svg:y="14.081cm">
          <draw:text-box>
            <text:p>d</text:p>
          </draw:text-box>
        </draw:frame>
        <draw:frame draw:style-name="gr8" draw:text-style-name="P5" draw:layer="layout" svg:width="18.669cm" svg:height="1.073cm" svg:x="1.381cm" svg:y="19.415cm">
          <draw:text-box>
            <text:p text:style-name="P4">a: original herbarium sheet, predicted label (red), target label (blue) b: extracted label based upon the predicted label (red). c: OCR text, identified text (blue). d: extracted information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24T11:02:47.720515179</meta:creation-date>
    <dc:date>2020-02-24T11:39:47.887231530</dc:date>
    <meta:editing-duration>PT6M</meta:editing-duration>
    <meta:editing-cycles>2</meta:editing-cycles>
    <meta:generator>LibreOffice/6.3.4.2$Linux_X86_64 LibreOffice_project/30$Build-2</meta:generator>
    <meta:document-statistic meta:object-count="10"/>
  </office:meta>
</office:document-meta>
</file>